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Mangal" svg:font-family="Mangal" style:font-pitch="variable"/>
    <style:font-face style:name="Cambria" svg:font-family="Cambria" style:font-family-generic="roman" style:font-pitch="variable"/>
    <style:font-face style:name="Lucida Grande" svg:font-family="'Lucida Grande'"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sian="Cambria" style:font-name-complex="Cambria" style:font-size-complex="11pt"/>
    </style:style>
    <style:style style:name="P7"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8" style:family="paragraph" style:parent-style-name="Standard">
      <style:paragraph-properties fo:text-align="center" style:justify-single-word="false"/>
    </style:style>
    <style:style style:name="P9" style:family="paragraph" style:parent-style-name="Standard">
      <style:text-properties fo:language="en" fo:country="US"/>
    </style:style>
    <style:style style:name="P10" style:family="paragraph" style:parent-style-name="Standard">
      <style:text-properties fo:language="en" fo:country="US" style:font-size-complex="11pt"/>
    </style:style>
    <style:style style:name="P11" style:family="paragraph" style:parent-style-name="Standard">
      <style:text-properties fo:language="en" fo:country="US" fo:font-style="italic" style:font-style-asian="italic" style:font-style-complex="italic"/>
    </style:style>
    <style:style style:name="P12" style:family="paragraph" style:parent-style-name="Standard">
      <style:paragraph-properties>
        <style:tab-stops>
          <style:tab-stop style:position="9.419cm"/>
        </style:tab-stops>
      </style:paragraph-properties>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4" style:family="paragraph" style:parent-style-name="Standard">
      <style:text-properties style:font-size-complex="11pt"/>
    </style:style>
    <style:style style:name="P15" style:family="paragraph" style:parent-style-name="Standard">
      <style:text-properties fo:font-size="20pt" fo:font-weight="bold" style:font-size-asian="20pt" style:font-weight-asian="bold" style:font-size-complex="20pt"/>
    </style:style>
    <style:style style:name="P16" style:family="paragraph" style:parent-style-name="Standard">
      <style:text-properties style:font-name-asian="Cambria" style:font-name-complex="Cambria" style:font-size-complex="11pt"/>
    </style:style>
    <style:style style:name="P17" style:family="paragraph" style:parent-style-name="Standard">
      <style:paragraph-properties style:text-autospace="none"/>
      <style:text-properties style:font-name-asian="Cambria" style:font-name-complex="Cambria" style:font-size-complex="11pt"/>
    </style:style>
    <style:style style:name="P18" style:family="paragraph" style:parent-style-name="Standard">
      <style:paragraph-properties style:text-autospace="none"/>
    </style:style>
    <style:style style:name="P19" style:family="paragraph" style:parent-style-name="Standard">
      <style:paragraph-properties style:text-autospace="none"/>
      <style:text-properties fo:font-weight="bold" style:font-weight-asian="bold"/>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style:font-name="Calibri" fo:font-size="16pt" fo:font-weight="bold" style:font-size-asian="16pt" style:font-weight-asian="bold" style:font-size-complex="16pt" style:font-weight-complex="bold"/>
    </style:style>
    <style:style style:name="P23"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4" style:family="paragraph" style:parent-style-name="Standard">
      <style:text-properties style:font-name="Calibri" fo:font-size="13pt" fo:font-weight="bold" style:font-size-asian="13pt" style:font-weight-asian="bold" style:font-size-complex="13pt" style:font-weight-complex="bold"/>
    </style:style>
    <style:style style:name="P25" style:family="paragraph" style:parent-style-name="Standard">
      <style:paragraph-properties fo:text-align="justify" style:justify-single-word="false"/>
    </style:style>
    <style:style style:name="P26" style:family="paragraph" style:parent-style-name="Standard">
      <style:text-properties fo:font-size="15pt" fo:font-weight="bold" style:font-size-asian="15pt" style:font-weight-asian="bold" style:font-size-complex="15pt"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paragraph-properties fo:margin-top="0cm" fo:margin-bottom="0.423cm" style:contextual-spacing="false" fo:orphans="0" fo:widows="0"/>
      <style:text-properties style:font-name="Times" fo:language="en" fo:country="US" style:font-name-complex="Times" style:font-size-complex="11pt"/>
    </style:style>
    <style:style style:name="P29" style:family="paragraph" style:parent-style-name="Contents_20_1">
      <style:paragraph-properties>
        <style:tab-stops>
          <style:tab-stop style:position="14.651cm" style:type="right" style:leader-style="dotted" style:leader-text="."/>
        </style:tab-stops>
      </style:paragraph-properties>
    </style:style>
    <style:style style:name="P30" style:family="paragraph" style:parent-style-name="Contents_20_2">
      <style:paragraph-properties>
        <style:tab-stops>
          <style:tab-stop style:position="14.651cm" style:type="right" style:leader-style="dotted" style:leader-text="."/>
        </style:tab-stops>
      </style:paragraph-properties>
    </style:style>
    <style:style style:name="P31" style:family="paragraph" style:parent-style-name="Contents_20_3">
      <style:paragraph-properties>
        <style:tab-stops>
          <style:tab-stop style:position="14.651cm" style:type="right" style:leader-style="dotted" style:leader-text="."/>
        </style:tab-stops>
      </style:paragraph-properties>
    </style:style>
    <style:style style:name="P32"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3" style:family="paragraph" style:parent-style-name="Text_20_body">
      <style:text-properties style:font-name-asian="Cambria" style:font-name-complex="Cambria"/>
    </style:style>
    <style:style style:name="P34" style:family="paragraph" style:parent-style-name="Text_20_body">
      <style:text-properties style:font-name-asian="Cambria" style:font-name-complex="Cambria" style:font-size-complex="11pt"/>
    </style:style>
    <style:style style:name="P35" style:family="paragraph" style:parent-style-name="Text_20_body">
      <style:text-properties fo:background-color="#ffff00"/>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fo:font-style="italic" fo:background-color="transparent" style:font-style-asian="italic" style:font-style-complex="italic"/>
    </style:style>
    <style:style style:name="P40" style:family="paragraph" style:parent-style-name="Text_20_body">
      <style:paragraph-properties fo:text-align="center" style:justify-single-word="false"/>
      <style:text-properties fo:font-style="italic" fo:background-color="transparent" style:font-style-asian="italic" style:font-style-complex="italic"/>
    </style:style>
    <style:style style:name="P41" style:family="paragraph" style:parent-style-name="Text_20_body">
      <style:text-properties fo:font-style="normal" fo:background-color="transparent" style:font-style-asian="normal" style:font-style-complex="normal"/>
    </style:style>
    <style:style style:name="P42" style:family="paragraph" style:parent-style-name="Text_20_body">
      <style:text-properties fo:background-color="transparent"/>
    </style:style>
    <style:style style:name="P43" style:family="paragraph" style:parent-style-name="List_20_Paragraph">
      <style:paragraph-properties fo:margin-top="0cm" fo:margin-bottom="0.212cm" style:contextual-spacing="false"/>
      <style:text-properties fo:language="en" fo:country="US"/>
    </style:style>
    <style:style style:name="P44" style:family="paragraph" style:parent-style-name="Standard" style:master-page-name="MPF0">
      <style:paragraph-properties style:page-number="auto" fo:break-before="page"/>
    </style:style>
    <style:style style:name="P45" style:family="paragraph" style:parent-style-name="Standard" style:list-style-name="L1">
      <style:paragraph-properties style:text-autospace="none"/>
      <style:text-properties style:font-name-asian="Cambria" style:font-name-complex="Cambria" style:font-size-complex="11pt"/>
    </style:style>
    <style:style style:name="P46" style:family="paragraph" style:parent-style-name="Standard">
      <style:paragraph-properties style:text-autospace="none"/>
      <style:text-properties style:font-name-asian="Cambria" style:font-name-complex="Cambria" style:font-size-complex="11pt"/>
    </style:style>
    <style:style style:name="P47" style:family="paragraph" style:parent-style-name="Standard">
      <style:paragraph-properties style:text-autospace="none"/>
      <style:text-properties officeooo:paragraph-rsid="0003f00b" style:font-name-asian="Cambria" style:font-name-complex="Cambria" style:font-size-complex="11pt"/>
    </style:style>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5"/>
    <style:style style:name="P51" style:family="paragraph" style:parent-style-name="Text_20_body">
      <style:text-properties officeooo:paragraph-rsid="00032632"/>
    </style:style>
    <style:style style:name="P52" style:family="paragraph" style:parent-style-name="Text_20_body">
      <style:text-properties officeooo:paragraph-rsid="0003f00b"/>
    </style:style>
    <style:style style:name="P53" style:family="paragraph" style:parent-style-name="Heading_20_1" style:list-style-name="WWNum27"/>
    <style:style style:name="P54" style:family="paragraph" style:parent-style-name="Heading_20_1">
      <style:paragraph-properties fo:break-before="page"/>
    </style:style>
    <style:style style:name="P55" style:family="paragraph" style:parent-style-name="Heading_20_2" style:list-style-name="WWNum27"/>
    <style:style style:name="P56" style:family="paragraph" style:parent-style-name="Heading_20_2" style:list-style-name="WWNum27">
      <style:text-properties style:font-name="Cambria" fo:font-size="11pt" style:font-name-asian="Cambria" style:font-size-asian="11pt" style:font-name-complex="Cambria" style:font-size-complex="11pt"/>
    </style:style>
    <style:style style:name="P57" style:family="paragraph" style:parent-style-name="Heading_20_2" style:list-style-name="L4"/>
    <style:style style:name="P58" style:family="paragraph" style:parent-style-name="Heading_20_2" style:list-style-name="WWNum27">
      <style:text-properties fo:language="en" fo:country="US"/>
    </style:style>
    <style:style style:name="P59" style:family="paragraph" style:parent-style-name="Heading_20_3" style:list-style-name="">
      <style:text-properties fo:language="en" fo:country="US"/>
    </style:style>
    <style:style style:name="P60" style:family="paragraph" style:parent-style-name="List_20_Paragraph" style:list-style-name="WWNum6">
      <style:paragraph-properties fo:margin-left="1.259cm" fo:margin-right="0cm" fo:margin-top="0cm" fo:margin-bottom="0.212cm" style:contextual-spacing="false" fo:text-indent="-0.63cm" style:auto-text-indent="false">
        <style:tab-stops/>
      </style:paragraph-properties>
      <style:text-properties fo:language="en" fo:country="US" style:font-size-complex="11pt"/>
    </style:style>
    <style:style style:name="P61" style:family="paragraph" style:parent-style-name="List_20_Paragraph" style:list-style-name="WWNum8">
      <style:paragraph-properties fo:margin-left="1.259cm" fo:margin-right="0cm" fo:margin-top="0cm" fo:margin-bottom="0.212cm" style:contextual-spacing="false" fo:text-indent="-0.63cm" style:auto-text-indent="false">
        <style:tab-stops/>
      </style:paragraph-properties>
      <style:text-properties fo:language="en" fo:country="US" fo:font-style="italic" style:font-style-asian="italic" style:font-style-complex="italic"/>
    </style:style>
    <style:style style:name="P62" style:family="paragraph" style:parent-style-name="List_20_Paragraph" style:list-style-name="WWNum3">
      <style:paragraph-properties fo:margin-top="0cm" fo:margin-bottom="0.212cm" style:contextual-spacing="false"/>
    </style:style>
    <style:style style:name="P63" style:family="paragraph" style:parent-style-name="AppendixSection" style:list-style-name="WWNum22"/>
    <style:style style:name="P64" style:family="paragraph" style:parent-style-name="AppendixSection" style:list-style-name="WWNum22">
      <style:paragraph-properties fo:break-before="pag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officeooo:rsid="00032632" fo:background-color="transparent" style:font-name-asian="Cambria" style:font-name-complex="Cambria" style:font-size-complex="11pt"/>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background-color="#ffff00" style:font-style-asian="normal" style:font-style-complex="normal"/>
    </style:style>
    <style:style style:name="T20" style:family="text">
      <style:text-properties fo:font-style="normal" fo:background-color="transparent" style:font-style-asian="normal" style:font-style-complex="normal"/>
    </style:style>
    <style:style style:name="T21" style:family="text">
      <style:text-properties fo:background-color="#ffff00" style:font-name-asian="Cambria" style:font-name-complex="Cambria" style:font-size-complex="11pt"/>
    </style:style>
    <style:style style:name="T22" style:family="text">
      <style:text-properties officeooo:rsid="0002a39c"/>
    </style:style>
    <style:style style:name="T23" style:family="text">
      <style:text-properties officeooo:rsid="00032632"/>
    </style:style>
    <style:style style:name="T24" style:family="text">
      <style:text-properties officeooo:rsid="00036642"/>
    </style:style>
    <style:style style:name="T25" style:family="text">
      <style:text-properties officeooo:rsid="0003f00b"/>
    </style:style>
    <style:style style:name="T26"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7" style:family="text">
      <style:text-properties style:font-name="Segoe UI1"/>
    </style:style>
    <style:style style:name="T28"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0"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P7"/>
      <text:p text:style-name="P7">SEARCH FOR ## BEFORE HAND IN</text:p>
      <text:p text:style-name="P7">FIXME</text:p>
      <text:p text:style-name="P7">also search [r]</text:p>
      <text:p text:style-name="P7">– the name of your project</text:p>
      <text:p text:style-name="P26"><text:tab/><text:tab/>sort out sections numbers.</text:p>
      <text:p text:style-name="Standard"/>
      <text:p text:style-name="P8">Final Report for CS39440 Major Project<office:annotation><dc:creator>Neil Taylor</dc:creator><dc:date>2012-03-07T21:42:00</dc:date><text:p>Change this for your module.</text:p><text:p/></office:annotation></text:p>
      <text:p text:style-name="P8"/>
      <text:p text:style-name="P8"><text:span text:style-name="Default_20_Paragraph_20_Font"><text:span text:style-name="T7">Author</text:span></text:span>: Adam Connah (aoc9@<text:a xlink:type="simple" xlink:href="mailto:yourid@aber.ac.uk" office:target-frame-name="_top" xlink:show="replace">aber.ac.uk</text:a>)</text:p>
      <text:p text:style-name="P8"><text:span text:style-name="Default_20_Paragraph_20_Font"><text:span text:style-name="T7">Supervisor</text:span></text:span>: Georgios Gkoutos (geg18@aber.ac.uk)</text:p>
      <text:p text:style-name="P8"/>
      <text:p text:style-name="P8">22nd April 2012<office:annotation><dc:creator>Neil Taylor</dc:creator><dc:date>2012-03-07T21:46:00</dc:date><text:p>Date for this version of the document.</text:p><text:p/></office:annotation></text:p>
      <text:p text:style-name="P8"/>
      <text:p text:style-name="P8">Version 0.1 (Draft)</text:p>
      <text:p text:style-name="P8"/>
      <text:p text:style-name="P8"/>
      <text:p text:style-name="P8"/>
      <text:p text:style-name="P8"/>
      <text:p text:style-name="P8">This report is submitted as partial fulfilment of a BSc<office:annotation><dc:creator>Neil Taylor</dc:creator><dc:date>2012-03-07T21:44:00</dc:date><text:p>Change as appropriate.</text:p><text:p/></office:annotation> degree in Internet <text:s/>Computing <office:annotation><dc:creator>Neil Taylor</dc:creator><dc:date>2012-03-07T21:45:00</dc:date><text:p>Change as appropriate.</text:p><text:p/></office:annotation>(H621<office:annotation><dc:creator>Neil Taylor</dc:creator><dc:date>2012-03-07T21:45:00</dc:date><text:p>Change as appropriate.</text:p><text:p/></office:annotation>)</text:p>
      <text:p text:style-name="Standard"/>
      <text:p text:style-name="P9"/>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2"><text:tab/></text:p>
      <text:p text:style-name="Standard"/>
      <text:p text:style-name="P4">Declaration of originality</text:p>
      <text:p text:style-name="Standard"/>
      <text:p text:style-name="P28">In signing below, I confirm that:</text:p>
      <text:list xml:id="list38169883" text:style-name="WWNum6">
        <text:list-item>
          <text:p text:style-name="P60">This submission is my own work, except where clearly indicated.</text:p>
        </text:list-item>
        <text:list-item>
          <text:p text:style-name="P60">I understand that there are severe penalties for plagiarism and other unfair practice, which can lead to loss of marks or even the withholding of a degree.</text:p>
        </text:list-item>
        <text:list-item>
          <text:p text:style-name="P60">I have read the sections on unfair practice in the Students’ Examinations Handbook and the relevant sections of the current Student Handbook of the Department of Computer Science.</text:p>
        </text:list-item>
        <text:list-item>
          <text:p text:style-name="P60">I understand and agree to abide by the University’s regulations governing these issues.</text:p>
        </text:list-item>
      </text:list>
      <text:p text:style-name="P10"/>
      <text:p text:style-name="Standard"><text:span text:style-name="Default_20_Paragraph_20_Font"><text:span text:style-name="T2">Signature ……………………………………………. (Your Name</text:span></text:span><office:annotation><dc:creator>Neil Taylor</dc:creator><dc:date>2012-03-07T22:04:00</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3">Consent to share this work</text:p>
      <text:p text:style-name="Standard"/>
      <text:p text:style-name="P9">In signing below, I hereby agree to this dissertation being made available to other students and academic staff of the Aberystwyth Computer Science Department.</text:p>
      <text:p text:style-name="P9"/>
      <text:p text:style-name="P9"/>
      <text:p text:style-name="Standard"><text:span text:style-name="Default_20_Paragraph_20_Font"><text:span text:style-name="T2">Signature ……………………………………………. (Your Name</text:span></text:span><office:annotation><dc:creator>Neil Taylor</dc:creator><dc:date>2012-03-07T22:05:00</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4"/>
      <text:p text:style-name="P4">Abstract</text:p>
      <text:p text:style-name="P14"/>
      <text:p text:style-name="P10">Include an abstract for your project. This should be no more than 300 words.</text:p>
      <text:p text:style-name="P3"/>
      <text:p text:style-name="P15">Contents</text:p>
      <text:p text:style-name="P15"/>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text:a xlink:type="simple" xlink:href="#__RefHeading__489_1464131013" office:target-frame-name="_top" xlink:show="replace">1.Background &amp; Objectives<text:tab/>9</text:a></text:p>
          <text:p text:style-name="P29"><text:a xlink:type="simple" xlink:href="#__RefHeading__491_1464131013" office:target-frame-name="_top" xlink:show="replace">2.Development Process<text:tab/>10</text:a></text:p>
          <text:p text:style-name="P30"><text:a xlink:type="simple" xlink:href="#__RefHeading__493_1464131013" office:target-frame-name="_top" xlink:show="replace">2.1.Introduction <text:tab/>10</text:a></text:p>
          <text:p text:style-name="P30"><text:a xlink:type="simple" xlink:href="#__RefHeading__495_1464131013" office:target-frame-name="_top" xlink:show="replace">2.2.Modifications <text:tab/>10</text:a></text:p>
          <text:p text:style-name="P29"><text:a xlink:type="simple" xlink:href="#__RefHeading__497_1464131013" office:target-frame-name="_top" xlink:show="replace">3.Design<text:tab/>11</text:a></text:p>
          <text:p text:style-name="P30"><text:a xlink:type="simple" xlink:href="#__RefHeading__499_1464131013" office:target-frame-name="_top" xlink:show="replace">3.1.Overall Architecture<text:tab/>11</text:a></text:p>
          <text:p text:style-name="P30"><text:a xlink:type="simple" xlink:href="#__RefHeading__501_1464131013" office:target-frame-name="_top" xlink:show="replace">3.2.Detailed Design <text:tab/>11</text:a></text:p>
          <text:p text:style-name="P31"><text:a xlink:type="simple" xlink:href="#__RefHeading__503_1464131013" office:target-frame-name="_top" xlink:show="replace">3.2.1.Even More Detail<text:tab/>11</text:a></text:p>
          <text:p text:style-name="P30"><text:a xlink:type="simple" xlink:href="#__RefHeading__505_1464131013" office:target-frame-name="_top" xlink:show="replace">3.3.User Interface Design <text:tab/>11</text:a></text:p>
          <text:p text:style-name="P30"><text:a xlink:type="simple" xlink:href="#__RefHeading__507_1464131013" office:target-frame-name="_top" xlink:show="replace">3.4.Other Relevant Sections<text:tab/>11</text:a></text:p>
          <text:p text:style-name="P29"><text:a xlink:type="simple" xlink:href="#__RefHeading__509_1464131013" office:target-frame-name="_top" xlink:show="replace">4.Implementation<text:tab/>13</text:a></text:p>
          <text:p text:style-name="P29"><text:a xlink:type="simple" xlink:href="#__RefHeading__511_1464131013" office:target-frame-name="_top" xlink:show="replace">5.Testing<text:tab/>14</text:a></text:p>
          <text:p text:style-name="P30"><text:a xlink:type="simple" xlink:href="#__RefHeading__513_1464131013" office:target-frame-name="_top" xlink:show="replace">5.1.Overall Approach to Testing <text:tab/>14</text:a></text:p>
          <text:p text:style-name="P30"><text:a xlink:type="simple" xlink:href="#__RefHeading__515_1464131013" office:target-frame-name="_top" xlink:show="replace">5.2.Automated Testing <text:tab/>14</text:a></text:p>
          <text:p text:style-name="P31"><text:a xlink:type="simple" xlink:href="#__RefHeading__517_1464131013" office:target-frame-name="_top" xlink:show="replace">5.2.1.Unit Tests<text:tab/>14</text:a></text:p>
          <text:p text:style-name="P31"><text:a xlink:type="simple" xlink:href="#__RefHeading__519_1464131013" office:target-frame-name="_top" xlink:show="replace">5.2.2.User Interface Testing <text:tab/>14</text:a></text:p>
          <text:p text:style-name="P31"><text:a xlink:type="simple" xlink:href="#__RefHeading__521_1464131013" office:target-frame-name="_top" xlink:show="replace">5.2.3.Stress Testing <text:tab/>14</text:a></text:p>
          <text:p text:style-name="P31"><text:a xlink:type="simple" xlink:href="#__RefHeading__523_1464131013" office:target-frame-name="_top" xlink:show="replace">5.2.4.Other Types of Testing <text:tab/>14</text:a></text:p>
          <text:p text:style-name="P30"><text:a xlink:type="simple" xlink:href="#__RefHeading__525_1464131013" office:target-frame-name="_top" xlink:show="replace">5.3.Integration Testing <text:tab/>14</text:a></text:p>
          <text:p text:style-name="P30"><text:a xlink:type="simple" xlink:href="#__RefHeading__527_1464131013" office:target-frame-name="_top" xlink:show="replace">5.4.User Testing<text:tab/>14</text:a></text:p>
          <text:p text:style-name="P29"><text:a xlink:type="simple" xlink:href="#__RefHeading__529_1464131013" office:target-frame-name="_top" xlink:show="replace">6.Evaluation<text:tab/>16</text:a></text:p>
          <text:p text:style-name="P29"><text:a xlink:type="simple" xlink:href="#__RefHeading__531_1464131013" office:target-frame-name="_top" xlink:show="replace">Appendices<text:tab/>17</text:a></text:p>
          <text:p text:style-name="P29"><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222978592"/><text:bookmark-start text:name="_Toc192777705"/><text:bookmark-start text:name="__RefHeading__489_1464131013"/>Background &amp; Objectives<text:bookmark-end text:name="_Toc222978592"/><text:bookmark-end text:name="_Toc192777705"/><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8156436" text:style-name="WWNum27">
        <text:list-item>
          <text:list>
            <text:list-item>
              <text:p text:style-name="P55">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6">The project has a huge potential in terms of the impact it can have, for good, on the</text:p>
      <text:p text:style-name="P17">world that we live in. Using the application biologists will be able to draw upon a huge</text:p>
      <text:p text:style-name="P32">resource of data, that will be constantly expanding, from all across the globe. The</text:p>
      <text:p text:style-name="P17">prospect of playing a small part in the discovery of a new understanding or knowledge</text:p>
      <text:p text:style-name="P17"><text:soft-page-break/>of a disease or illness, which could lead to providing a better quality of life to people, is a</text:p>
      <text:p text:style-name="P17">fantastic opportunity. This project has the potential to become a very powerful tool, and</text:p>
      <text:p text:style-name="P17">one that can be used out in the world for a great purpose.</text:p>
      <text:p text:style-name="P18"><office:annotation><dc:creator>Unknown Author</dc:creator><dc:date>2013-04-02T16:20:00</dc:date><text:p><text:span text:style-name="T27">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text:span text:style-name="T27">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6"/>
      <text:list xml:id="list39698949" text:continue-numbering="true" text:style-name="WWNum27">
        <text:list-item>
          <text:list>
            <text:list-item>
              <text:p text:style-name="P56">Related Work</text:p>
            </text:list-item>
          </text:list>
        </text:list-item>
      </text:list>
      <text:p text:style-name="P16">There are a few projects that are similar to this one, from a biological point of view, but</text:p>
      <text:p text:style-name="P18"><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dc:date><text:p><text:span text:style-name="T27">Reference. Give website.</text:span></text:p><text:p/><text:p><text:span text:style-name="T27">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8"><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7">very similar design for the web application, in terms of simplicity and functionality. It is</text:p>
      <text:p text:style-name="P17">also a good idea to keep it similar so that users do not get confused when switching</text:p>
      <text:p text:style-name="P17">between the two.</text:p>
      <text:p text:style-name="P17">One of the most pleasing aspects about PhenomeNet is that it is easy for the user to</text:p>
      <text:p text:style-name="P17">realise where to begin. The homepage provides a quick explanation of the project itself,</text:p>
      <text:p text:style-name="P17">and what it can be used for, and below it has a search box. There is no unnecessary</text:p>
      <text:p text:style-name="P17">clutter, around the page, and this is something the interface of my project would like to</text:p>
      <text:p text:style-name="P17">try and emulate. PhenomeNet also has a help page, which explains which key words</text:p>
      <text:p text:style-name="P17">would be suitable to use, and this will help the user to optimise their search phrases to</text:p>
      <text:p text:style-name="P18"><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dc:date><text:p><text:span text:style-name="T27">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dc:date><text:p><text:span text:style-name="T27">More about rdf?</text:span></text:p></office:annotation></text:p>
      <text:p text:style-name="Text_20_body"/>
      <text:p text:style-name="Text_20_body"><office:annotation><dc:creator>Unknown Author</dc:creator><dc:date>2013-04-01T20:20:00</dc:date><text:p><text:span text:style-name="T27">Mention rivals.</text:span><text:span text:style-name="T27"><text:line-break/></text:span><text:span text:style-name="T27">Why they suck.</text:span><text:span text:style-name="T27"><text:line-break/></text:span><text:span text:style-name="T27">Why they good.</text:span></text:p><text:p><text:span text:style-name="T27">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text:span text:style-name="T27">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text:span text:style-name="T27">Too personal above?</text:span></text:p></office:annotation></text:p>
      <text:p text:style-name="Text_20_body"/>
      <text:p text:style-name="Text_20_body">The main technologies being used by the project, will b<office:annotation><dc:creator>Unknown Author</dc:creator><dc:date>2013-04-01T19:54:00</dc:date><text:p><text:span text:style-name="T27">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9718159" text:continue-numbering="true" text:style-name="WWNum27">
        <text:list-item>
          <text:list>
            <text:list-item>
              <text:p text:style-name="P55">Objectives</text:p>
            </text:list-item>
          </text:list>
        </text:list-item>
      </text:list>
      <text:p text:style-name="P19"/>
      <text:p text:style-name="P16">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7"/>
      <text:p text:style-name="P18"><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7"/>
      <text:p text:style-name="P16"><text:s/>In particular it needed to include the following features:</text:p>
      <text:list xml:id="list38158139" text:style-name="L1">
        <text:list-item>
          <text:p text:style-name="P45">Ability to search by Disease, and Gene name.</text:p>
        </text:list-item>
        <text:list-item>
          <text:p text:style-name="P45">View the Phenotypes directly and indirectly associated with the selected Genotype.</text:p>
        </text:list-item>
        <text:list-item>
          <text:p text:style-name="P45">View the related disease associated with the selected Genotype. These include, Omim, Orphanet, Mouse, Yeast, Worm, Fly, Zebrafish, Slime mold.</text:p>
        </text:list-item>
        <text:list-item>
          <text:p text:style-name="P45">Make the system 'loop', so that the user can continuously look at associated diseases.</text:p>
        </text:list-item>
        <text:list-item>
          <text:p text:style-name="P45">Create a treeview of the Mammalian Phenotypes for the user to view.</text:p>
        </text:list-item>
      </text:list>
      <text:p text:style-name="P17"/>
      <text:p text:style-name="P17"/>
      <text:p text:style-name="P18"><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7"/>
      <text:p text:style-name="P17"/>
      <text:p text:style-name="P17"/>
      <text:p text:style-name="P17"/>
      <text:p text:style-name="Text_20_body"><text:span text:style-name="Default_20_Paragraph_20_Font"><text:span text:style-name="T12">RDF vs XML</text:span></text:span><text:span text:style-name="Default_20_Paragraph_20_Font"><text:span text:style-name="T12"><office:annotation><dc:creator>Unknown Author</dc:creator><dc:date>2013-04-02T20:12:00</dc:date><text:p><text:span text:style-name="T27">Ask Rob for some?</text:span></text:p></office:annotation></text:span></text:span></text:p>
      <text:p text:style-name="Text_20_body">The main advantage that the system has over it's competitors is the use of RDF[r]<office:annotation><dc:creator>Unknown Author</dc:creator><dc:date>2013-04-02T20:20:00</dc:date><text:p><text:span text:style-name="T27">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dc:date><text:p><text:span text:style-name="T27">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dc:date><text:p><text:span text:style-name="T27">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dc:date><text:p><text:span text:style-name="T27">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3"/>
      <text:p text:style-name="P33"/>
      <text:p text:style-name="P3"/>
      <text:h text:style-name="Heading_20_1" text:outline-level="1"><text:bookmark-start text:name="_Toc222978593"/><text:bookmark-start text:name="__RefHeading__491_1464131013"/>Development Process<text:bookmark-end text:name="_Toc192777706"/><text:bookmark-end text:name="_Toc222978593"/><text:bookmark-end text:name="__RefHeading__491_1464131013"/></text:h>
      <text:p text:style-name="P9"/>
      <text:p text:style-name="P11">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1"/>
      <text:p text:style-name="P11">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1"/>
      <text:p text:style-name="P11">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55"><text:bookmark-start text:name="_Toc192777707"/><text:bookmark-start text:name="_Toc222978594"/><text:bookmark-start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7">sufficient planning in the early stages of production, as well as requirement</text:p>
      <text:p text:style-name="P18"><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dc:date><text:p><text:span text:style-name="T27">Add more about reason for change?</text:span></text:p><text:p/></office:annotation></text:span></text:span></text:p>
      <text:p text:style-name="P18"><text:span text:style-name="Default_20_Paragraph_20_Font"><text:span text:style-name="T10">This led to changing methodology to Feature Drive Development (FDD) which allows for a more flexible approach, whilst creating working content.</text:span></text:span></text:p>
      <text:p text:style-name="P17"><text:span text:style-name="Default_20_Paragraph_20_Font">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 </text:span></text:p>
      <text:p text:style-name="P17"><text:span text:style-name="Default_20_Paragraph_20_Font"/></text:p>
      <text:p text:style-name="Text_20_body"><text:span text:style-name="Default_20_Paragraph_20_Font">In the initial stages of the process model, there was an obvious need to amend parts to better suit the project, as FDD and most methodologies are used within a team whereas in this project it would be applied to an individual.</text:span></text:p>
      <text:p text:style-name="Text_20_body"><text:span text:style-name="Default_20_Paragraph_20_Font"><text:span text:style-name="T21"/></text:span></text:p>
      <text:p text:style-name="Text_20_body"><text:span text:style-name="Default_20_Paragraph_20_Font"><text:span text:style-name="T21">The first stage was creating creating an overall model of the system, which is shown below.</text:span></text:span></text:p>
      <text:p text:style-name="P51"><text:span text:style-name="Default_20_Paragraph_20_Font"><text:span text:style-name="T16">Assigning key roles using the methodology is not necessary </text:span></text:span></text:p>
      <text:h text:style-name="Heading_20_2" text:outline-level="2"><text:soft-page-break/><text:span text:style-name="Default_20_Paragraph_20_Font">Develop the application model.</text:span></text:h>
      <text:p text:style-name="P17"><text:span text:style-name="Default_20_Paragraph_20_Font">The first stage was an overall model of the application, usually this is refereed to as the object model”, but as this projects does not use object orientated methods, this wouldn't suit it well. Another part of the methodology which had to be amended was the formation of a modelling team, as the project </text:span><text:span text:style-name="Default_20_Paragraph_20_Font"><text:span text:style-name="T22">is done by one individual rather than a group of people. </text:span></text:span><text:span text:style-name="Default_20_Paragraph_20_Font"><text:span text:style-name="T23">The agile nature of FDD meant that despite some aspects being overlooked or not planned for in the original model, such as the Tree Structure, it could be added at a later point with ease. As well, having only one individual meant that there were going to be a few parts which were overlooked, and so the process accommodated this well. It also meant that as more understanding was gained about the possibilities and limitations of the project, the model could be refined to suit.</text:span></text:span></text:p>
      <text:p text:style-name="P17"><text:span text:style-name="Default_20_Paragraph_20_Font"><text:span text:style-name="T23"/></text:span></text:p>
      <text:h text:style-name="Heading_20_2" text:outline-level="2"><text:span text:style-name="Default_20_Paragraph_20_Font"><text:span text:style-name="T23">Build Features List</text:span></text:span></text:h>
      <text:p text:style-name="P51"><text:span text:style-name="Default_20_Paragraph_20_Font"><text:span text:style-name="T23">From the application model, it was possible to derive the features which would be needed for the application. This was done by </text:span></text:span><text:span text:style-name="Default_20_Paragraph_20_Font"><text:span text:style-name="T24"><office:annotation><dc:creator>Unknown Author</dc:creator><dc:date>2013-04-15T19:31:23.36</dc:date><text:p text:style-name="P65"><text:span text:style-name="T26">Ref wiki page</text:span></text:p><text:p text:style-name="P65"><text:span text:style-name="T26"/></text:p></office:annotation></text:span></text:span><text:span text:style-name="Default_20_Paragraph_20_Font"><text:span text:style-name="T24">splitting the domain up into different areas, <text:s text:c="4"/>in this project each page was used for an area, and under each page a list of features was created.</text:span></text:span><text:span text:style-name="Default_20_Paragraph_20_Font"><text:span text:style-name="T24"><office:annotation><dc:creator>Unknown Author</dc:creator><dc:date>2013-04-15T19:34:47.37</dc:date><text:p text:style-name="P65"><text:span text:style-name="T26">This needs to be in design</text:span></text:p></office:annotation></text:span></text:span><text:span text:style-name="Default_20_Paragraph_20_Font"><text:span text:style-name="T24"> As is consistent with FDD the features should be no more than two weeks in length and if they are they are split up again into smaller parts. Estimating whether a feature could be done within two weeks was difficult as many of the technologies were unknown, and so there was often the need to split features up into smaller parts whilst the development was taking place.</text:span></text:span></text:p>
      <text:h text:style-name="Heading_20_2" text:outline-level="2"><text:bookmark text:name="Plan_by_feature1"/><text:span text:style-name="Default_20_Paragraph_20_Font"><text:span text:style-name="T24">Plan by feature</text:span></text:span></text:h>
      <text:p text:style-name="P52"><text:span text:style-name="Default_20_Paragraph_20_Font"><text:span text:style-name="T25">The majority of this stage did not fit well with this project as it requires the creation of teams and assigning classes to different personnel, however as there was only one individual, none of this was required. What was required was the development plan, which indicates the order the features are created. This became very flexible as there was only one individual, which mean there was no waiting around for other parts of the design, and it was fully understood which parts had already been completed.</text:span></text:span></text:p>
      <text:p text:style-name="P52"><text:span text:style-name="Default_20_Paragraph_20_Font"><text:span text:style-name="T25"><office:annotation><dc:creator>Unknown Author</dc:creator><dc:date>2013-04-15T19:54:20.44</dc:date><text:p text:style-name="P65"><text:span text:style-name="T26">Dev plan?</text:span></text:p></office:annotation></text:span></text:span></text:p>
      <text:p text:style-name="P51"><text:span text:style-name="Default_20_Paragraph_20_Font"><text:span text:style-name="T24"/></text:span></text:p>
      <text:h text:style-name="Heading_20_2" text:outline-level="2"><text:bookmark text:name="Design_by_feature1"/><text:span text:style-name="Default_20_Paragraph_20_Font"><text:span text:style-name="T23">Design by feature</text:span></text:span></text:h>
      <text:p text:style-name="P52"><text:span text:style-name="Default_20_Paragraph_20_Font"><text:span text:style-name="T25">##do sequence diags?</text:span></text:span></text:p>
      <text:p text:style-name="P52"><text:span text:style-name="Default_20_Paragraph_20_Font"><text:span text:style-name="T25">##refine overall model</text:span></text:span></text:p>
      <text:p text:style-name="P52"><text:span text:style-name="Default_20_Paragraph_20_Font"><text:span text:style-name="T25">##design inspection</text:span></text:span></text:p>
      <text:p text:style-name="P52"><text:span text:style-name="Default_20_Paragraph_20_Font"><text:span text:style-name="T25"/></text:span></text:p>
      <text:h text:style-name="Heading_20_2" text:outline-level="2"><text:bookmark text:name="Build_by_feature1"/><text:span text:style-name="Default_20_Paragraph_20_Font"><text:span text:style-name="T23">Build by feature</text:span></text:span></text:h>
      <text:p text:style-name="P47"><text:span text:style-name="Default_20_Paragraph_20_Font"><text:span text:style-name="T25">##Develop actual code</text:span></text:span></text:p>
      <text:p text:style-name="P47"><text:span text:style-name="Default_20_Paragraph_20_Font"><text:span text:style-name="T25">##testing</text:span></text:span></text:p>
      <text:p text:style-name="P47"><text:span text:style-name="Default_20_Paragraph_20_Font"><text:span text:style-name="T25">##result – functional code. </text:span></text:span></text:p>
      <text:p text:style-name="P47"><text:span text:style-name="Default_20_Paragraph_20_Font"><text:span text:style-name="T25"/></text:span></text:p>
      <text:p text:style-name="P17"><text:a xlink:type="simple" xlink:href="http://upload.wikimedia.org/wikipedia/commons/9/99/Fdd_process_diagram.png"><text:span text:style-name="Default_20_Paragraph_20_Font">http://upload.wikimedia.org/wikipedia/commons/9/99/Fdd_process_diagram.png</text:span></text:a></text:p>
      <text:p text:style-name="P17"><text:span text:style-name="Default_20_Paragraph_20_Font">http://en.wikipedia.org/wiki/Feature-driven_development#Build_feature_list</text:span></text:p>
      <text:p text:style-name="P17"><text:span text:style-name="Default_20_Paragraph_20_Font"/></text:p>
      <text:p text:style-name="P17"><text:span text:style-name="Default_20_Paragraph_20_Font">## insert image here</text:span></text:p>
      <text:p text:style-name="P17"><text:span text:style-name="Default_20_Paragraph_20_Font"/></text:p>
      <text:p text:style-name="P17"><text:span text:style-name="Default_20_Paragraph_20_Font"/></text:p>
      <text:p text:style-name="P17"><text:span text:style-name="Default_20_Paragraph_20_Font"/></text:p>
      <text:p text:style-name="P6"><text:span text:style-name="Default_20_Paragraph_20_Font"/></text:p>
      <text:h text:style-name="Heading_20_2" text:outline-level="2"><text:span text:style-name="Default_20_Paragraph_20_Font">Explanation of Model.</text:span></text:h>
      <text:p text:style-name="P18"><text:span text:style-name="Default_20_Paragraph_20_Font"><text:span text:style-name="T10">The model displays a hierarchical view of the application as well as the way information flows between files, which gives an overall understanding of what the application requires. </text:span></text:span></text:p>
      <text:p text:style-name="P18"><text:span text:style-name="Default_20_Paragraph_20_Font"><text:span text:style-name="T10"/></text:span></text:p>
      <text:p text:style-name="P17"><text:span text:style-name="Default_20_Paragraph_20_Font"/></text:p>
      <text:p text:style-name="P17"><text:span text:style-name="Default_20_Paragraph_20_Font"/></text:p>
      <text:p text:style-name="P17">##overall model.</text:p>
      <text:h text:style-name="Heading_20_2" text:outline-level="2">Features list.</text:h>
      <text:p text:style-name="Text_20_body">Action: Send Form output to diseases.php</text:p>
      <text:p text:style-name="Text_20_body">Result: </text:p>
      <text:p text:style-name="P16">##rough.</text:p>
      <text:p text:style-name="Standard">Build the features list this is a functional decomposition with each feature expressed in the form</text:p>
      <text:p text:style-name="Standard">&lt;action&gt;&lt;result&gt;&lt;object&gt;</text:p>
      <text:p text:style-name="Standard">Verification: Internal and external assessment</text:p>
      <text:p text:style-name="Standard">Exit: The complete features list</text:p>
      <text:p text:style-name="Standard"/>
      <text:p text:style-name="P17"/>
      <text:p text:style-name="P17">Script which parses data.</text:p>
      <text:p text:style-name="P17">Data management system.</text:p>
      <text:p text:style-name="P17">A web page which searches for all diseases.</text:p>
      <text:p text:style-name="P17">A web page which finds all related diseases.</text:p>
      <text:p text:style-name="P17">A web page which finds all related Phenotypes.</text:p>
      <text:p text:style-name="P17">A web page with tree structure to explore phenotypes.</text:p>
      <text:p text:style-name="P17">A way of contacting the administrators of the page.</text:p>
      <text:p text:style-name="P17"/>
      <text:p text:style-name="P17"/>
      <text:p text:style-name="P17">Etc use slides.</text:p>
      <text:p text:style-name="P17"/>
      <text:p text:style-name="P17">FDD coloured UML. - do it.</text:p>
      <text:p text:style-name="P17"/>
      <text:p text:style-name="P17"/>
      <text:p text:style-name="P17"/>
      <text:p text:style-name="P17">##class ownership will all be myself due to one person. <text:s/>Modification.</text:p>
      <text:p text:style-name="P17">No use of feature teams or delegating responsibilities.</text:p>
      <text:p text:style-name="P17">Regular builds defo.</text:p>
      <text:p text:style-name="P17">Version control yup.</text:p>
      <text:p text:style-name="P17">Profress reporting yep.</text:p>
      <text:p text:style-name="P17"/>
      <text:p text:style-name="P17">##what model did I settle on</text:p>
      <text:p text:style-name="P18"/>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9704027" text:continue-numbering="true" text:style-name="WWNum27">
        <text:list-item>
          <text:list>
            <text:list-item>
              <text:p text:style-name="P55"><text:bookmark-start text:name="_Toc222978595"/><text:bookmark-start text:name="__RefHeading__495_1464131013"/><text:soft-page-break/>Modifications<text:bookmark-end text:name="_Toc222978595"/><text:bookmark-end text:name="__RefHeading__495_1464131013"/></text:p>
            </text:list-item>
          </text:list>
        </text:list-item>
      </text:list>
      <text:p text:style-name="P21">Did you have to modify the model to suit a one-person project? If so, what did you change and why?</text:p>
      <text:p text:style-name="P21"/>
      <text:p text:style-name="P21">##differences between FDD in groups vs individual</text:p>
      <text:p text:style-name="P21">##how it effected project</text:p>
      <text:p text:style-name="P21">##limitations of individual</text:p>
      <text:p text:style-name="P21">## changes in project design</text:p>
      <text:p text:style-name="P21"/>
      <text:p text:style-name="P21"/>
      <text:p text:style-name="P21"/>
      <text:p text:style-name="P11">You should discuss your choice of implementation tools - programming language, compilers, database management system, program development environment, etc.</text:p>
      <text:p text:style-name="P21"/>
      <text:p text:style-name="P5"/>
      <text:list xml:id="list39723661" text:continue-numbering="true" text:style-name="WWNum27">
        <text:list-item>
          <text:p text:style-name="P53"><text:bookmark-start text:name="_Toc222978596"/><text:bookmark-start text:name="__RefHeading__497_1464131013"/>Design<text:bookmark-end text:name="_Toc192777707"/><text:bookmark-end text:name="_Toc222978596"/><text:bookmark-end text:name="__RefHeading__497_1464131013"/></text:p>
        </text:list-item>
      </text:list>
      <text:p text:style-name="P9">Page descriptions - Use case – Scenerios - </text:p>
      <text:p text:style-name="P1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9721283" text:continue-numbering="true" text:style-name="WWNum27">
        <text:list-item>
          <text:list>
            <text:list-item>
              <text:p text:style-name="P55"><text:bookmark-start text:name="_Toc192777708"/><text:bookmark-start text:name="_Toc222978597"/><text:bookmark-start text:name="__RefHeading__499_1464131013"/>Overall Architecture<text:bookmark-end text:name="_Toc222978597"/><text:bookmark-end text:name="__RefHeading__499_1464131013"/></text:p>
            </text:list-item>
          </text:list>
        </text:list-item>
      </text:list>
      <text:p text:style-name="P11">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1">The design should describe what you expected to do, and might also explain areas that you had to revise after some investigation.</text:p>
      <text:p text:style-name="P11"/>
      <text:p text:style-name="Text_20_body">The Web application is quite simple in how it operates:</text:p>
      <text:list xml:id="list38151924" text:style-name="L2">
        <text:list-item>
          <text:p text:style-name="P48">A keyword is entered into the HTML form on the web site.</text:p>
        </text:list-item>
        <text:list-item>
          <text:p text:style-name="P48">This variable is then sent via the POST method to the page “diseases.php”.</text:p>
        </text:list-item>
        <text:list-item>
          <text:p text:style-name="P48">Here, the PHP code uses the RAP RDF API library to connect to the SPARQL endpoint Virtuoso.</text:p>
        </text:list-item>
        <text:list-item>
          <text:p text:style-name="P48">The variable is used in the SPARQL query in the diseases.php script.</text:p>
        </text:list-item>
        <text:list-item>
          <text:p text:style-name="P48">The results of this query are displayed on the page.</text:p>
        </text:list-item>
        <text:list-item>
          <text:p text:style-name="P48">The user is then given two choices. View related Genotypes and Diseases, or related Phenotypes.</text:p>
        </text:list-item>
        <text:list-item>
          <text:p text:style-name="P48">If they choose the former, then the variable will be taken from whichever entry was selected, and sent using the GET method, to the edge.php page.</text:p>
        </text:list-item>
        <text:list-item>
          <text:p text:style-name="P48">Here the script operates similarly to the diseases.php script, with a few different filter options in place, and provides a similarity value.</text:p>
        </text:list-item>
        <text:list-item>
          <text:p text:style-name="P48">If they user had chosen the latter option, the variable would be taken from the entry selected and send using the GET method to the ontologyterms.php page.</text:p>
        </text:list-item>
        <text:list-item>
          <text:p text:style-name="P48">Here the script does a similar job as the other scripts, and returns a list of related phenotypes.</text:p>
        </text:list-item>
      </text:list>
      <text:p text:style-name="Text_20_body">The Tree Structure performs in a different manner, as it uses AJAX to produce the required outputs.</text:p>
      <text:list xml:id="list38147931" text:style-name="L3">
        <text:list-item>
          <text:p text:style-name="P49">When the page loads, the JQuery script gets the first set of children from the treescript.php</text:p>
        </text:list-item>
        <text:list-item>
          <text:p text:style-name="P49">Each time a link is clicked, the JQuery performs the same operation, except this time it sends a variable via GET, and receives the children of that variable.</text:p>
        </text:list-item>
        <text:list-item>
          <text:p text:style-name="P49">If the link is clicked again, the children are contracted.</text:p>
        </text:list-item>
      </text:list>
      <text:list xml:id="list38165232" text:style-name="L4">
        <text:list-item>
          <text:list>
            <text:list-header>
              <text:p text:style-name="P57"><text:bookmark-start text:name="_Toc222978598"/>Detailed Design<text:bookmark-end text:name="_Toc222978598"/><text:span text:style-name="Comment_20_Reference"><text:span text:style-name="T13"><office:annotation><dc:creator>Staff and Students at Aber Uni</dc:creator><dc:date>2013-04-09T10:30:00</dc:date><text:p>Add screenshots</text:p><text:p/></office:annotation></text:span></text:span></text:p>
            </text:list-header>
          </text:list>
        </text:list-item>
      </text:list>
      <text:p text:style-name="P11">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text:span text:style-name="T27">Flow diagram</text:span></text:p><text:p/></office:annotation></text:p>
      <text:list xml:id="list31179588" text:style-name="WWNum27">
        <text:list-item>
          <text:list>
            <text:list-item>
              <text:p text:style-name="P55"><text:soft-page-break/><text:s/>Detailed Design</text:p>
            </text:list-item>
          </text:list>
        </text:list-item>
      </text:list>
      <text:p text:style-name="Text_20_body">This section lists all files used in the Web Application and discusses their purpose, interactions, and what is happening within the code.</text:p>
      <text:list xml:id="list39708908" text:continue-numbering="true" text:style-name="WWNum27">
        <text:list-item>
          <text:list>
            <text:list-item>
              <text:list>
                <text:list-item>
                  <text:p text:style-name="P55">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8170495" text:style-name="L5">
        <text:list-item>
          <text:p text:style-name="P50">What does our company/organisation do?</text:p>
        </text:list-item>
        <text:list-item>
          <text:p text:style-name="P50">What can users do at our website?</text:p>
        </text:list-item>
        <text:list-item>
          <text:p text:style-name="P50">What is the purpose of the site? [r]<office:annotation><dc:creator>Unknown Author</dc:creator><dc:date>2013-04-09T16:07:00</dc:date><text:p><text:a xlink:href="http://createmorecustomersblog.com/the-actual-purpose-of-your-homepage/" office:target-frame-name="_top" xlink:type="simple"/><text:span text:style-name="T27"> </text:span><text:span text:style-name="T27">Reference</text:span></text:p><text:p/></office:annotation><office:annotation><dc:creator>Unknown Author</dc:creator><dc:date>2013-04-09T16:08:00</dc:date><text:p><text:span text:style-name="T27">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dc:date><text:p><text:span text:style-name="T27">Explain these?</text:span></text:p></office:annotation>to send the data entered into the form to diseases.php where it is processed.</text:p>
      <text:list xml:id="list31162243" text:style-name="WWNum27">
        <text:list-item>
          <text:list>
            <text:list-item>
              <text:list>
                <text:list-item>
                  <text:p text:style-name="P55"><text:bookmark-start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dc:date><text:p><text:span text:style-name="T27">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text:span text:style-name="T27">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5">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dc:date><text:p text:style-name="P66"><text:span text:style-name="T28">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9698440" text:continue-numbering="true" text:style-name="WWNum27">
        <text:list-item>
          <text:list>
            <text:list-item>
              <text:p text:style-name="P55"><text:bookmark-start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dc:date><text:p><text:span text:style-name="T27">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text:soft-page-break/>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6">In terms of area of expertise, the application would mostly be used by people who have an understanding of Biology or a related field. The application would not be much use to <text:soft-page-break/>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dc:date><text:p text:style-name="P66"><text:span text:style-name="T28">Consider rewording.</text:span></text:p><text:p text:style-name="P66"><text:span text:style-name="T28"/></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dc:date><text:p text:style-name="P66"><text:span text:style-name="T28">Testing here too.</text:span></text:p><text:p text:style-name="P66"><text:span text:style-name="T28"/></text:p></office:annotation> a schema was devised for the RDF to follow, and it is explained below:<office:annotation><dc:creator>Unknown Author</dc:creator><dc:date>2013-04-10T20:01:02</dc:date><text:p text:style-name="P66"><text:span text:style-name="T28">Add schema as pic or?</text:span></text:p><text:p text:style-name="P66"><text:span text:style-name="T28"/></text:p></office:annotation></text:p>
      <text:p text:style-name="P38">Note:phenomenet shortened to phe: for description purposes.</text:p>
      <text:p text:style-name="P38"><office:annotation><dc:creator>Unknown Author</dc:creator><dc:date>2013-04-10T20:29:56</dc:date><text:p text:style-name="P66"><text:span text:style-name="T28"><text:a xlink:href="http://www.w3.org/TR/rdf-schema/" xlink:type="simple">http://www.w3.org/TR/rdf-schema/</text:a></text:span><text:span text:style-name="T28"> <text:s/>Used this as guide</text:span></text:p><text:p text:style-name="P66"><text:span text:style-name="T28"/></text:p></office:annotation></text:p>
      <text:p text:style-name="P36">phe:Genotype.</text:p>
      <text:p text:style-name="Text_20_body">All things described by this class are called Genotypes and are an instance of phe:Genotype.</text:p>
      <text:p text:style-name="Text_20_body"/>
      <text:p text:style-name="P36">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6">phe:has_url.</text:p>
      <text:p text:style-name="P37">phe:has_url is an instance of phe:Genotype that is used to provide a URL of a resource.</text:p>
      <text:p text:style-name="P37"><text:soft-page-break/>A triple of the form:</text:p>
      <text:p text:style-name="P37"><text:tab/>G phe:has_url U</text:p>
      <text:p text:style-name="Text_20_body">This states that G has a URL U.</text:p>
      <text:p text:style-name="Text_20_body"/>
      <text:p text:style-name="P36">phe:has_name.</text:p>
      <text:p text:style-name="P36"><text:span text:style-name="T17">phe:has_name is an instance of <text:s/></text:span><text:span text:style-name="T17">it's class</text:span><text:span text:style-name="T17"> that provides a human readable name to the resource.</text:span><office:annotation><dc:creator>Unknown Author</dc:creator><dc:date>2013-04-10T21:09:33</dc:date><text:p text:style-name="P66"><text:span text:style-name="T28">Resource?</text:span></text:p></office:annotation></text:p>
      <text:p text:style-name="P37">A triple of the form:</text:p>
      <text:p text:style-name="P37"><text:tab/>C phe:has_name N</text:p>
      <text:p text:style-name="P37">This states that C has a human readable name N.</text:p>
      <text:p text:style-name="P37"/>
      <text:p text:style-name="P36">phe:has_phenotype.</text:p>
      <text:p text:style-name="P37">phe:has_phenotype is an instance of phe:Genotype that provides an identifier in the form of a URL.</text:p>
      <text:p text:style-name="P37">A triple of the form:</text:p>
      <text:p text:style-name="P37"><text:tab/>G phe:has_phenotype Ph</text:p>
      <text:p text:style-name="P37">This states that G has a phenotype with the identifier Ph.</text:p>
      <text:p text:style-name="P37"/>
      <text:p text:style-name="P36">phe:has_inferred_phenotype.</text:p>
      <text:p text:style-name="P37">phe:has_inferred_phenotype is an instance of phe:Genotype that provides an identifier in the form of a URL.</text:p>
      <text:p text:style-name="P37">A triple of the form:</text:p>
      <text:p text:style-name="P37"><text:tab/>G phe:has_inferred_phenotype Ip</text:p>
      <text:p text:style-name="P37">This states that G has a phenotype with the identifier Ip.</text:p>
      <text:p text:style-name="P37"/>
      <text:p text:style-name="P36">phe:has_edge.</text:p>
      <text:p text:style-name="P36"><text:span text:style-name="T17">phe:has_edge is an instance of</text:span><text:span text:style-name="T17"> <text:s/></text:span><text:span text:style-name="T17">p</text:span><text:span text:style-name="T17">he:Genotype </text:span><text:span text:style-name="T17">that states all instances of it are a sub class of <text:s/>p</text:span><text:span text:style-name="T17">he:Genotype.</text:span></text:p>
      <text:p text:style-name="P37"/>
      <text:p text:style-name="P36">phe:Edge.</text:p>
      <text:p text:style-name="P37">All things described by this class are called Edges and are an instance of phe.Edge.</text:p>
      <text:p text:style-name="P37"/>
      <text:p text:style-name="P36">phe:node.</text:p>
      <text:p text:style-name="P37">phe:node is an instance of phe:Edge that provides an identifier in the form of a URL.</text:p>
      <text:p text:style-name="P37"/>
      <text:p text:style-name="P36">phe:has_value.</text:p>
      <text:p text:style-name="P37">phe:has_value is an instance of phe:Edge that provides a human readable representation of the similarity value.</text:p>
      <text:p text:style-name="P36"/>
      <text:p text:style-name="P36">phe:Ont.</text:p>
      <text:p text:style-name="P37"><text:soft-page-break/>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20">Scenario 1:</text:p>
      <text:p text:style-name="P27">This shows how the User will be able to search for a disease and explore the diseases related to their choice before viewing the associated phenotypes.</text:p>
      <text:p text:style-name="P27">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7"/>
      <text:p text:style-name="P27"><office:annotation><dc:creator>Unknown Author</dc:creator><dc:date>2013-04-11T10:49:04</dc:date><text:p text:style-name="P66"><text:span text:style-name="T28">Add screenshots of stages!! Important</text:span></text:p><text:p text:style-name="P66"><text:span text:style-name="T28"/></text:p></office:annotation><text:span text:style-name="T12">Scenario 2: </text:span></text:p>
      <text:p text:style-name="P27">This shows how a User can use the Tree Structure to find diseases related to the phenotype of their choice.</text:p>
      <text:p text:style-name="P27">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7"/>
      <text:p text:style-name="Text_20_body"/>
      <text:list xml:id="list39715890" text:continue-numbering="true" text:style-name="WWNum27">
        <text:list-item>
          <text:list>
            <text:list-item>
              <text:p text:style-name="P55"><text:bookmark-start text:name="_Toc222978601"/><text:bookmark-start text:name="__RefHeading__507_1464131013"/>Other Relevant Sections<text:bookmark-end text:name="_Toc222978601"/><text:bookmark-end text:name="__RefHeading__507_1464131013"/></text:p>
            </text:list-item>
          </text:list>
        </text:list-item>
      </text:list>
      <text:p text:style-name="P21">Some example sub-sections may be as follows, but the specific sections are for you to decide .</text:p>
      <text:p text:style-name="P22"/>
      <text:p text:style-name="P3"/>
      <text:h text:style-name="Heading_20_3" text:outline-level="3"><text:bookmark-start text:name="_Toc222978602"/><text:bookmark-start text:name="__RefHeading__509_1464131013"/>Implementation<text:bookmark-end text:name="_Toc192777708"/><text:bookmark-end text:name="_Toc222978602"/> and Problems<text:bookmark-end text:name="__RefHeading__509_1464131013"/></text:h>
      <text:p text:style-name="P11"><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1"/>
      <text:p text:style-name="P11">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3">##complexity?</text:p>
      <text:p text:style-name="P22">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dc:date><text:p text:style-name="P66"><text:span text:style-name="T28">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dc:date><text:p text:style-name="P66"><text:span text:style-name="T28"><text:a xlink:href="http://php.net/manual/en/function.fopen.php" xlink:type="simple">http://php.net/manual/en/function.fopen.php</text:a></text:span><text:span text:style-name="T28"> reference</text:span></text:p></office:annotation> method, and to run code for every line of the file by using !feof()<office:annotation><dc:creator>Unknown Author</dc:creator><dc:date>2013-04-11T12:42:39</dc:date><text:p text:style-name="P66"><text:span text:style-name="T28">http://uk1.php.net/manual/en/function.feof.php</text:span></text:p></office:annotation>, . Each line in the file is then split </text:p>
      <text:p text:style-name="Standard"><text:s/>into an array using the fgets( )<office:annotation><dc:creator>Unknown Author</dc:creator><dc:date>2013-04-11T12:43:00</dc:date><text:p text:style-name="P66"><text:span text:style-name="T28">http://uk1.php.net/manual/en/function.fgets.php</text:span></text:p><text:p text:style-name="P66"><text:span text:style-name="T28"/></text:p></office:annotation> and explode( ) <office:annotation><dc:creator>Unknown Author</dc:creator><dc:date>2013-04-11T12:44:03</dc:date><text:p text:style-name="P66"><text:span text:style-name="T28">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dc:date><text:p text:style-name="P66"><text:span text:style-name="T29"><text:a xlink:href="http://uk1.php.net/manual/en/function.echo.php" xlink:type="simple">http://uk1.php.net/manual/en/function.echo.php</text:a></text:span></text:p><text:p text:style-name="P66"><text:span text:style-name="T29"><text:a xlink:href="http://uk1.php.net/manual/en/function.fwrite.php" xlink:type="simple">http://uk1.php.net/manual/en/function.fwrite.php</text:a></text:span></text:p><text:p text:style-name="P66"><text:span text:style-name="T29"/></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dc:date><text:p text:style-name="P66"><text:span text:style-name="T29">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dc:date><text:p><text:span text:style-name="T29">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dc:date><text:p text:style-name="P66"><text:span text:style-name="T29">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dc:date><text:p text:style-name="P66"><text:span text:style-name="T29">http://uk1.php.net/manual/en/function.</text:span><text:span text:style-name="T28">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dc:date><text:p text:style-name="P66"><text:span text:style-name="T29">http://uk1.php.net/manual/en/function.t</text:span><text:span text:style-name="T28">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dc:date><text:p text:style-name="P66"><text:span text:style-name="T29">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8">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8"><office:annotation><dc:creator>Unknown Author</dc:creator><dc:date>2013-04-11T16:26:13</dc:date><text:p text:style-name="P66"><text:span text:style-name="T28">Should triple have capital letter</text:span></text:p></office:annotation></text:span></text:p>
      <text:p text:style-name="Text_20_body"><text:span text:style-name="T18">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8">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9">Th</text:span><text:span text:style-name="T19"><office:annotation><dc:creator>Unknown Author</dc:creator><dc:date>2013-04-11T16:52:10</dc:date><text:p text:style-name="P66"><text:span text:style-name="T28">Libraries discuss here or refer to it being discussed later on/before?</text:span></text:p></office:annotation></text:span><text:span text:style-name="T19">is interaction is done using the RAP RDF API library, discussed in more detail later on in this section. </text:span></text:p>
      <text:p text:style-name="P41">The next stage was to learn how the queries differ in syntax when they are using the library and how to out put the results found from the query. <text:s/>This led to the creation of a PHP page which performed a simple query:</text:p>
      <text:p text:style-name="P39">select *</text:p>
      <text:p text:style-name="P39">FROM &lt;http://biocrunch.dcs.aber.ac.uk:8890/DAV/complete&gt;</text:p>
      <text:p text:style-name="P39">where {</text:p>
      <text:p text:style-name="P39"><text:s text:c="3"/>?s ?p ?o</text:p>
      <text:p text:style-name="P39"><text:tab/>}”;</text:p>
      <text:p text:style-name="P41">As<office:annotation><dc:creator>Unknown Author</dc:creator><dc:date>2013-04-11T18:32:35</dc:date><text:p text:style-name="P66"><text:span text:style-name="T28">Re write paragraph??</text:span></text:p></office:annotation>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 </text:p>
      <text:p text:style-name="P41">The printing of results requires a foreach( ) loop which goes through all of the results, and each variable used in the query, e.g ?s, is then assigned to a PHP variable so that it can be printed to the page. </text:p>
      <text:p text:style-name="P41">Due to the way the data has been stored in the RDF data store to enable a better sanitisation of results there are a number of PHP methods called. Preg_match( )<office:annotation><dc:creator>Unknown Author</dc:creator><dc:date>2013-04-11T18:40:48</dc:date><text:p text:style-name="P66"><text:span text:style-name="T28">Preg _match reference</text:span></text:p></office:annotation>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 </text:p>
      <text:p text:style-name="P41">After this part was working, the next stage was to implement the use of PHP variables within the query. <text:s/>The first method tried was to put the query inside the sprintf( )<office:annotation><dc:creator>Unknown Author</dc:creator><dc:date>2013-04-12T11:05:54</dc:date><text:p text:style-name="P66"><text:span text:style-name="T28">Sprint f reference</text:span></text:p><text:p text:style-name="P66"><text:span text:style-name="T28"/></text:p></office:annotation> function, which means part of the query looks like this:<text:line-break/></text:p>
      <text:p text:style-name="P40">SELECT DISTINCT ?s</text:p>
      <text:p text:style-name="P40"><text:tab/><text:tab/>where <text:s text:c="2"/>{ <text:s/>&lt;%s&gt; ?o ?p . }', $searchQuery) ;<office:annotation><dc:creator>Unknown Author</dc:creator><dc:date>2013-04-12T11:47:03</dc:date><text:p text:style-name="P66"><text:span text:style-name="T28">Full query or snippets?</text:span></text:p></office:annotation></text:p>
      <text:p text:style-name="P41"/>
      <text:p text:style-name="P41">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 <office:annotation><dc:creator>Unknown Author</dc:creator><dc:date>2013-04-12T11:12:46</dc:date><text:p text:style-name="P66"><text:span text:style-name="T28">Filter reference.</text:span></text:p></office:annotation>Filter methods in SPARQL, and although this is slower it provides much better results.</text:p>
      <text:p text:style-name="P40"><text:s text:c="4"/>FILTER regex(?dis, '$searchQuery', 'I')</text:p>
      <text:p text:style-name="P41">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 </text:p>
      <text:p text:style-name="P41"><text:soft-page-break/>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40">$searchQuery phe:has_inferred_phenotype ?infpheno</text:p>
      <text:h text:style-name="Heading_20_2" text:outline-level="2">Creating the Tree Structure.</text:h>
      <text:p text:style-name="Text_20_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_20_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ext:span text:style-name="T15">The script then prints some HTML to the page, and uses the variable to assign an ID in the &lt;div&gt; tag which is essential for the J-Query on tree.html to work. </text:span></text:p>
      <text:p text:style-name="Text_20_body"><text:span text:style-name="T15">The script searches through the file and finds all entries which have a parent ID which matches the original Phenotype ID given to the script. The script has to use the PHP function 'preg_match' </text:span><text:span text:style-name="T15"><office:annotation><dc:creator>Unknown Author</dc:creator><dc:date>2013-04-10T16:02:08</dc:date><text:p text:style-name="P66"><text:span text:style-name="T28">Reference functions?</text:span></text:p></office:annotation></text:span><text:span text:style-name="T15">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span></text:p>
      <text:p text:style-name="P42">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 </text:p>
      <text:p text:style-name="Text_20_body"><text:span text:style-name="T20">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text:span><text:soft-page-break/><text:span text:style-name="T20">stores the various ID's when they are clicked, and when the a link is clicked 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text:span><text:span text:style-name="T20">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 </text:span></text:p>
      <text:p text:style-name="Text_20_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_20_body"/>
      <text:p text:style-name="P22">Major Implementations<office:annotation><dc:creator>Unknown Author</dc:creator><dc:date>2013-04-11T12:04:52</dc:date><text:p text:style-name="P66"><text:span text:style-name="T28">Reword me</text:span></text:p><text:p text:style-name="P66"><text:span text:style-name="T28"/></text:p></office:annotation>.</text:p>
      <text:list xml:id="list39700556" text:continue-numbering="true" text:style-name="WWNum27">
        <text:list-item>
          <text:list>
            <text:list-item>
              <text:p text:style-name="P55">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text:span text:style-name="T27">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9699343" text:continue-numbering="true" text:style-name="WWNum27">
        <text:list-item>
          <text:list>
            <text:list-item>
              <text:p text:style-name="P55">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text:span text:style-name="T27">Performance ref</text:span></text:p><text:p><text:span text:style-name="T27">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6">Virtuoso is a very powerful application in its own right, allowing for command line, or</text:p>
      <text:p text:style-name="P17">browser interaction. It incorporates a vast amount of different aspects of common</text:p>
      <text:p text:style-name="P17">database functions, such as Content management and even Mail storage, as well as other</text:p>
      <text:p text:style-name="P17">abilities, into one place thus the “universal” part of the name. The main features related</text:p>
      <text:p text:style-name="P17"><text:soft-page-break/>to the project, is it's capabilities with being able to hold an RDF store, as well as being</text:p>
      <text:p text:style-name="P18"><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8"><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8"><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text:span></text:span><text:span text:style-name="Default_20_Paragraph_20_Font"><text:span text:style-name="T10">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8"><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dc:date><text:p><text:span text:style-name="T27">Change to appropriate</text:span></text:p></office:annotation></text:span></text:span><text:span text:style-name="Default_20_Paragraph_20_Font"><text:span text:style-name="T10">, as it also includes a number of other factors which are yet to be explained.</text:span></text:span></text:p>
      <text:p text:style-name="P17"/>
      <text:list xml:id="list39702427" text:continue-numbering="true" text:style-name="WWNum27">
        <text:list-item>
          <text:list>
            <text:list-item>
              <text:p text:style-name="P55"><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4">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dc:date><text:p><text:span text:style-name="T27">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4">As mentioned the only way to upload the RDF was through the command line interface provided by Virtuoso. The method of doing so was very straightforward and required just one command, but the issue was regarding the lack of feedback during the upload. <text:soft-page-break/>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text:span></text:span><text:span text:style-name="Default_20_Paragraph_20_Font"><text:span text:style-name="T10">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dc:date><text:p><text:span text:style-name="T27">Reflection this part defo improved in future</text:span></text:p></office:annotation></text:span></text:span></text:p>
      <text:p text:style-name="P34">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4"/>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9711924" text:continue-numbering="true" text:style-name="WWNum27">
        <text:list-item>
          <text:list>
            <text:list-item>
              <text:p text:style-name="P55">Libraries <office:annotation><dc:creator>Unknown Author</dc:creator><dc:date>2013-04-04T15:19:00</dc:date><text:p><text:span text:style-name="T27">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dc:date><text:p><text:span text:style-name="T27">Another way of saying this</text:span></text:p><text:p/><text:p><text:span text:style-name="T27">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text:span text:style-name="T27">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dc:date><text:p><text:span text:style-name="T27">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text:span text:style-name="T27">Code linked here?</text:span></text:p><text:p/></office:annotation>e documentation supplied, we<office:annotation><dc:creator>Unknown Author</dc:creator><dc:date>2013-04-03T21:21:00</dc:date><text:p><text:span text:style-name="T27">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text:soft-page-break/>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start text:name="__RefHeading__511_1464131013"/>Testing<text:bookmark-end text:name="_Toc192777712"/><text:bookmark-end text:name="_Toc222978603"/><text:bookmark-end text:name="__RefHeading__511_1464131013"/></text:h>
      <text:p text:style-name="P11">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1"/>
      <text:p text:style-name="P11">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9"/>
      <text:list xml:id="list39723428" text:continue-numbering="true" text:style-name="WWNum27">
        <text:list-item>
          <text:list>
            <text:list-item>
              <text:p text:style-name="P55"><text:bookmark-start text:name="_Toc222978604"/><text:bookmark-start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9"/>
      <text:list xml:id="list39722588" text:continue-numbering="true" text:style-name="WWNum27">
        <text:list-item>
          <text:list>
            <text:list-item>
              <text:p text:style-name="P55"><text:bookmark-start text:name="_Toc222978605"/><text:bookmark-start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9"/>
      <text:h text:style-name="P59" text:outline-level="3"><text:bookmark-start text:name="_Toc222978606"/><text:bookmark-start text:name="__RefHeading__517_1464131013"/>Unit Tests<text:bookmark-end text:name="_Toc222978606"/><text:bookmark-end text:name="__RefHeading__517_1464131013"/></text:h>
      <text:p text:style-name="P9"/>
      <text:h text:style-name="Heading_20_3" text:outline-level="3"><text:bookmark-start text:name="_Toc222978607"/><text:bookmark-start text:name="__RefHeading__519_1464131013"/><text:span text:style-name="Default_20_Paragraph_20_Font"><text:span text:style-name="T1">User Interface Testing</text:span></text:span><text:bookmark-end text:name="_Toc222978607"/><text:bookmark-end text:name="__RefHeading__519_1464131013"/></text:h>
      <text:p text:style-name="P9"/>
      <text:h text:style-name="Heading_20_3" text:outline-level="3"><text:bookmark-start text:name="_Toc222978608"/><text:bookmark-start text:name="__RefHeading__521_1464131013"/><text:span text:style-name="Default_20_Paragraph_20_Font"><text:span text:style-name="T1">Stress Testing</text:span></text:span><text:bookmark-end text:name="_Toc222978608"/><text:bookmark-end text:name="__RefHeading__521_1464131013"/></text:h>
      <text:p text:style-name="P9"/>
      <text:h text:style-name="Heading_20_3" text:outline-level="3"><text:bookmark-start text:name="_Toc222978609"/><text:bookmark-start text:name="__RefHeading__523_1464131013"/><text:span text:style-name="Default_20_Paragraph_20_Font"><text:span text:style-name="T1">Other Types of Testing</text:span></text:span><text:bookmark-end text:name="_Toc222978609"/><text:bookmark-end text:name="__RefHeading__523_1464131013"/></text:h>
      <text:p text:style-name="P9"/>
      <text:list xml:id="list39703823" text:continue-numbering="true" text:style-name="WWNum27">
        <text:list-item>
          <text:list>
            <text:list-item>
              <text:p text:style-name="P55"><text:bookmark-start text:name="_Toc222978610"/><text:bookmark-start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9"/>
      <text:list xml:id="list39699481" text:continue-numbering="true" text:style-name="WWNum27">
        <text:list-item>
          <text:list>
            <text:list-item>
              <text:p text:style-name="P58"><text:bookmark-start text:name="_Toc222978611"/><text:bookmark-start text:name="__RefHeading__527_1464131013"/>User Testing<text:bookmark-end text:name="_Toc222978611"/><text:bookmark-end text:name="__RefHeading__527_1464131013"/></text:p>
            </text:list-item>
          </text:list>
        </text:list-item>
      </text:list>
      <text:p text:style-name="P9"/>
      <text:p text:style-name="P3"><text:bookmark-start text:name="_Toc192777716"/></text:p>
      <text:h text:style-name="Heading_20_3" text:outline-level="3"><text:bookmark-start text:name="_Toc222978612"/><text:bookmark-start text:name="__RefHeading__529_1464131013"/>Evaluation<text:bookmark-end text:name="_Toc192777716"/><text:bookmark-end text:name="_Toc222978612"/><text:bookmark-end text:name="__RefHeading__529_1464131013"/></text:h>
      <text:p text:style-name="P11">Examiners expect to find in your dissertation a section addressing such questions as:</text:p>
      <text:p text:style-name="P11"/>
      <text:list xml:id="list38155884" text:style-name="WWNum8">
        <text:list-item>
          <text:p text:style-name="P61">Were the requirements correctly identified?</text:p>
        </text:list-item>
        <text:list-item>
          <text:p text:style-name="P61">Were the design decisions correct?</text:p>
        </text:list-item>
        <text:list-item>
          <text:p text:style-name="P61">Could a more suitable set of tools have been chosen?</text:p>
        </text:list-item>
        <text:list-item>
          <text:p text:style-name="P61">How well did the software meet the needs of those who were expecting to use it?</text:p>
        </text:list-item>
        <text:list-item>
          <text:p text:style-name="P61">How well were any other project aims achieved?</text:p>
        </text:list-item>
        <text:list-item>
          <text:p text:style-name="P61">If you were starting again, what would you do differently?</text:p>
        </text:list-item>
      </text:list>
      <text:p text:style-name="P11"/>
      <text:p text:style-name="P11">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1"/>
      <text:p text:style-name="P11">There will be good things and room for improvement with any project. As you write this section, identify and discuss the parts of the work that went well and also consider ways in which the work could be improved.</text:p>
      <text:p text:style-name="P11"/>
      <text:p text:style-name="P11">The critical evaluation can sometimes be the weakest aspect of most project dissertations. We will discuss this in a future lecture and there are some additional points raised on the project website.</text:p>
      <text:p text:style-name="P21"/>
      <text:p text:style-name="Standard"/>
      <text:p text:style-name="P22"><text:bookmark-start text:name="_Toc192777717"/></text:p>
      <text:h text:style-name="P54"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38166792" text:style-name="WWNum22">
        <text:list-item text:start-value="1">
          <text:p text:style-name="P63"><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4"/>
      <text:list xml:id="list39694475" text:continue-numbering="true" text:style-name="WWNum22">
        <text:list-item>
          <text:p text:style-name="P64"><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5"/>
      <text:p text:style-name="P3"><text:bookmark-start text:name="_Toc192777719"/></text:p>
      <text:h text:style-name="Heading_20_1"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8170484" text:style-name="WWNum3">
        <text:list-item text:start-value="1">
          <text:p text:style-name="P62"><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62"><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62"><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62"><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Mangal" svg:font-family="Mangal" style:font-pitch="variable"/>
    <style:font-face style:name="Cambria" svg:font-family="Cambria" style:font-family-generic="roman" style:font-pitch="variable"/>
    <style:font-face style:name="Lucida Grande" svg:font-family="'Lucida Grande'"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1"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hyphenation-ladder-count="no-limit" fo:keep-with-next="always"/>
      <style:text-properties style:font-name="Calibri"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hyphenation-ladder-count="no-limit" fo:keep-with-next="always"/>
      <style:text-properties style:font-name="Calibri"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100%" fo:margin-left="0.891cm" fo:margin-right="0cm" fo:margin-top="0.353cm" fo:margin-bottom="0cm" style:contextual-spacing="false"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hyphenation-ladder-count="no-limit" fo:keep-with-next="always"/>
      <style:text-properties fo:color="#243f60" style:font-name="Calibri" fo:hyphenate="fals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hyphenation-ladder-count="no-limit" fo:keep-with-next="always"/>
      <style:text-properties fo:color="#243f60" style:font-name="Calibri" fo:font-style="italic" style:font-style-asian="italic" style:font-style-complex="italic" fo:hyphenate="false"/>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hyphenation-ladder-count="no-limit" fo:keep-with-next="always"/>
      <style:text-properties fo:color="#404040" style:font-name="Calibri" fo:font-style="italic" style:font-style-asian="italic" style:font-style-complex="italic" fo:hyphenate="false"/>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hyphenation-ladder-count="no-limit" fo:keep-with-next="always"/>
      <style:text-properties fo:color="#404040" style:font-name="Calibri" fo:font-size="10pt" style:font-size-asian="10pt" style:font-size-complex="10pt" fo:hyphenate="false"/>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1"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1"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class="index">
      <style:paragraph-properties fo:margin-top="0.212cm" fo:margin-bottom="0cm" style:contextual-spacing="false"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style:style>
    <style:style style:name="Contents_20_2" style:display-name="Contents 2" style:family="paragraph" style:parent-style-name="Standard" style:class="index">
      <style:paragraph-properties fo:margin="100%"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style:style>
    <style:style style:name="Contents_20_3" style:display-name="Contents 3" style:family="paragraph" style:parent-style-name="Standard" style:class="index">
      <style:paragraph-properties fo:margin="100%"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style:style>
    <style:style style:name="Contents_20_4" style:display-name="Contents 4" style:family="paragraph" style:parent-style-name="Standard" style:class="index">
      <style:paragraph-properties fo:margin="100%"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100%"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100%"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100%"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100%"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100%"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style:style>
    <style:style style:name="Comment_20_Text" style:display-name="Comment Text" style:family="paragraph" style:parent-style-name="Standard">
      <style:paragraph-properties fo:hyphenation-ladder-count="no-limit"/>
      <style:text-properties fo:font-size="12pt" style:font-size-asian="12pt" fo:hyphenate="false"/>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style:style>
    <style:style style:name="AppendixSection" style:family="paragraph" style:parent-style-name="Heading_20_2" style:default-outline-level="2" style:list-style-name="WWNum22">
      <style:paragraph-properties fo:margin="100%" fo:margin-left="0.751cm" fo:margin-right="0cm" fo:margin-top="0cm" fo:margin-bottom="0cm" style:contextual-spacing="false" fo:hyphenation-ladder-count="no-limit" fo:text-indent="-0.762cm" style:auto-text-indent="false">
        <style:tab-stops>
          <style:tab-stop style:position="0.635cm"/>
        </style:tab-stops>
      </style:paragraph-properties>
      <style:text-properties fo:hyphenate="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8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42cm" fo:margin-bottom="0.21cm" style:contextual-spacing="false"/>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3</text:page-number> of <text:span text:style-name="Default_20_Paragraph_20_Font"><text:span text:style-name="MT1">14</text:span></text:span></text:p>
        <text:p text:style-name="Footer"/>
      </style:footer>
    </style:master-page>
    <style:master-page style:name="MPF0" style:page-layout-name="Mpm3" style:next-style-name="MP0"/>
    <style:master-page style:name="Landscape" style:page-layout-name="Mpm4"/>
    <style:master-page style:name="landscaopee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initial-creator>Adam Connah</meta:initial-creator>
    <meta:creation-date>2013-03-21T20:43:00Z</meta:creation-date>
    <dc:date>2013-04-15T19:56:24.64</dc:date>
    <meta:editing-cycles>24</meta:editing-cycles>
    <meta:editing-duration>PT16H36M19S</meta:editing-duration>
    <meta:document-statistic meta:table-count="0" meta:image-count="0" meta:object-count="0" meta:page-count="33" meta:paragraph-count="432" meta:word-count="12842" meta:character-count="73249" meta:non-whitespace-character-count="608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